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officeooo:paragraph-rsid="000102c1"/>
    </style:style>
    <style:style style:name="P4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0102c1" style:text-underline-mode="continuous" style:text-overline-mode="continuous" style:text-line-through-mode="continuous"/>
    </style:style>
    <style:style style:name="T6" style:family="text">
      <style:text-properties style:text-underline-style="solid" style:text-underline-width="auto" style:text-underline-color="font-color" officeooo:rsid="000102c1"/>
    </style:style>
    <style:style style:name="T7" style:family="text">
      <style:text-properties officeooo:rsid="000102c1"/>
    </style:style>
    <style:style style:name="T8" style:family="text">
      <style:text-properties officeooo:rsid="000102c1" style:text-overline-style="dash" style:text-overline-width="auto" style:text-overline-color="font-color"/>
    </style:style>
    <style:style style:name="T9" style:family="text">
      <style:text-properties officeooo:rsid="000102c1" style:text-overline-style="none" style:text-overline-color="font-color"/>
    </style:style>
    <style:style style:name="T10" style:family="text">
      <style:text-properties officeooo:rsid="00018a26" style:text-overline-style="none" style:text-overline-color="font-color"/>
    </style:style>
    <style:style style:name="T11" style:family="text">
      <style:text-properties style:text-underline-style="none" style:text-underline-mode="continuous" style:text-overline-mode="continuous" style:text-line-through-mode="continuous"/>
    </style:style>
    <style:style style:name="T12" style:family="text">
      <style:text-properties style:text-underline-style="none" officeooo:rsid="000102c1" style:text-underline-mode="continuous" style:text-overline-mode="continuous" style:text-line-through-mode="continuous" style:text-overline-style="dash" style:text-overline-width="auto" style:text-overline-color="font-color"/>
    </style:style>
    <style:style style:name="T13" style:family="text">
      <style:text-properties style:text-underline-style="none" officeooo:rsid="000102c1" style:text-underline-mode="continuous" style:text-overline-mode="continuous" style:text-line-through-mode="continuous"/>
    </style:style>
    <style:style style:name="T14" style:family="text">
      <style:text-properties style:text-underline-style="none" officeooo:rsid="000102c1"/>
    </style:style>
    <style:style style:name="T15" style:family="text">
      <style:text-properties officeooo:rsid="00018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2">Ejercicio 10</text:p>
      <text:p text:style-name="Normal">Persona (#<text:span text:style-name="T3">DNI</text:span>, nombre, apellido1, apellido2, dirección, población, teléfono)</text:p>
      <text:p text:style-name="Normal">Vehiculo (#<text:span text:style-name="Fuente_20_de_20_párrafo_20_predeter."><text:span text:style-name="T4">matricula</text:span></text:span>, marca, modelo)</text:p>
      <text:p text:style-name="Normal">Infracción (#<text:span text:style-name="Fuente_20_de_20_párrafo_20_predeter."><text:span text:style-name="T4">codigo</text:span></text:span>, fecha, lugar, hora, importe)</text:p>
      <text:p text:style-name="Normal">Accidente (#<text:span text:style-name="Fuente_20_de_20_párrafo_20_predeter."><text:span text:style-name="T4">codigo</text:span></text:span>, fecha, hora, lugar)</text:p>
      <text:p text:style-name="P3">Persona-vehiculo ( <text:span text:style-name="T15">#</text:span><text:span text:style-name="T8">DNIpersona</text:span><text:span text:style-name="T7">, </text:span><text:span text:style-name="T15">#</text:span><text:span text:style-name="T8">matriculaVehiculo</text:span><text:span text:style-name="T7"> )</text:span></text:p>
      <text:p text:style-name="P3">Vehiculo-infraccion (<text:span text:style-name="T15">#</text:span><text:span text:style-name="T8">matriculaVehiculo</text:span><text:span text:style-name="T9">, </text:span><text:span text:style-name="T10">#</text:span><text:span text:style-name="T8">codigoInfraccion</text:span>)</text:p>
      <text:p text:style-name="P3">Vehiculo-accidente (<text:span text:style-name="T15">#</text:span><text:span text:style-name="T8">matriculaVehiculo</text:span><text:span text:style-name="T9">, </text:span><text:span text:style-name="T10">#</text:span><text:span text:style-name="T8">codigoAccidente</text:span>) </text:p>
      <text:p text:style-name="Normal"/>
      <text:p text:style-name="Normal">===========================================================================</text:p>
      <text:p text:style-name="P3">Persona-vehiculo ( <text:span text:style-name="T8">DNIpersona</text:span><text:span text:style-name="T7">) → Persona (#</text:span><text:span text:style-name="T6">DNI</text:span><text:span text:style-name="T14">)</text:span></text:p>
      <text:p text:style-name="P3">Persona-vehiculo (<text:span text:style-name="T8">matriculaVehiculo</text:span><text:span text:style-name="T7"> ) → Vehiculo (#</text:span><text:span text:style-name="Fuente_20_de_20_párrafo_20_predeter."><text:span text:style-name="T5">matricula</text:span></text:span><text:span text:style-name="Fuente_20_de_20_párrafo_20_predeter."><text:span text:style-name="T13">)</text:span></text:span></text:p>
      <text:p text:style-name="P3">Vehiculo-infraccion (<text:span text:style-name="T8">matriculaVehiculo</text:span>) → Vehiculo (#<text:span text:style-name="Fuente_20_de_20_párrafo_20_predeter."><text:span text:style-name="T4">matricula</text:span></text:span><text:span text:style-name="Fuente_20_de_20_párrafo_20_predeter."><text:span text:style-name="T13">)</text:span></text:span></text:p>
      <text:p text:style-name="P3">Vehiculo-infraccion (<text:span text:style-name="T8">codigoInfraccion</text:span>) → Infracción (#<text:span text:style-name="Fuente_20_de_20_párrafo_20_predeter."><text:span text:style-name="T4">codigo</text:span></text:span><text:span text:style-name="Fuente_20_de_20_párrafo_20_predeter."><text:span text:style-name="T13">)</text:span></text:span></text:p>
      <text:p text:style-name="P3"><text:span text:style-name="Fuente_20_de_20_párrafo_20_predeter."><text:span text:style-name="T11">Vehiculo-accidente (</text:span></text:span><text:span text:style-name="Fuente_20_de_20_párrafo_20_predeter."><text:span text:style-name="T12">matriculaVehiculo</text:span></text:span><text:span text:style-name="Fuente_20_de_20_párrafo_20_predeter."><text:span text:style-name="T11">) → Vehiculo (#</text:span></text:span><text:span text:style-name="Fuente_20_de_20_párrafo_20_predeter."><text:span text:style-name="T4">matricula</text:span></text:span><text:span text:style-name="Fuente_20_de_20_párrafo_20_predeter."><text:span text:style-name="T13">)</text:span></text:span></text:p>
      <text:p text:style-name="P3"><text:span text:style-name="Fuente_20_de_20_párrafo_20_predeter."><text:span text:style-name="T11">Vehiculo-accidente (</text:span></text:span><text:span text:style-name="Fuente_20_de_20_párrafo_20_predeter."><text:span text:style-name="T12">codigoAccidente</text:span></text:span><text:span text:style-name="Fuente_20_de_20_párrafo_20_predeter."><text:span text:style-name="T11">) → Accidente (#</text:span></text:span><text:span text:style-name="Fuente_20_de_20_párrafo_20_predeter."><text:span text:style-name="T4">codigo</text:span></text:span><text:span text:style-name="Fuente_20_de_20_párrafo_20_predeter."><text:span text:style-name="T13">)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1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3T18:00:00Z</meta:creation-date>
    <dc:date>2024-11-15T20:08:09.505000000</dc:date>
    <meta:editing-cycles>4</meta:editing-cycles>
    <meta:editing-duration>PT7M13S</meta:editing-duration>
    <meta:document-statistic meta:table-count="0" meta:image-count="0" meta:object-count="0" meta:page-count="1" meta:paragraph-count="20" meta:word-count="91" meta:character-count="951" meta:non-whitespace-character-count="877"/>
    <meta:template xlink:type="simple" xlink:actuate="onRequest" xlink:title="" xlink:href="Normal.dotm"/>
  </office:meta>
</office:document-meta>
</file>